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2d90" officeooo:paragraph-rsid="00062d90"/>
    </style:style>
    <style:style style:name="P2" style:family="paragraph" style:parent-style-name="Standard">
      <style:text-properties officeooo:rsid="00062d90" officeooo:paragraph-rsid="00073527"/>
    </style:style>
    <style:style style:name="P3" style:family="paragraph" style:parent-style-name="Standard">
      <style:text-properties fo:font-weight="bold" officeooo:rsid="00062d90" officeooo:paragraph-rsid="00062d90" style:font-weight-asian="bold" style:font-weight-complex="bold"/>
    </style:style>
    <style:style style:name="P4" style:family="paragraph" style:parent-style-name="Standard">
      <style:text-properties fo:font-weight="bold" officeooo:rsid="00073527" officeooo:paragraph-rsid="00074a7e" style:font-weight-asian="bold" style:font-weight-complex="bold"/>
    </style:style>
    <style:style style:name="P5" style:family="paragraph" style:parent-style-name="Standard">
      <style:text-properties fo:font-weight="bold" officeooo:rsid="00074a7e" officeooo:paragraph-rsid="00074a7e" style:font-weight-asian="bold" style:font-weight-complex="bold"/>
    </style:style>
    <style:style style:name="P6" style:family="paragraph" style:parent-style-name="Standard">
      <style:text-properties fo:font-weight="normal" officeooo:rsid="00073527" officeooo:paragraph-rsid="00073527" style:font-weight-asian="normal" style:font-weight-complex="normal"/>
    </style:style>
    <style:style style:name="P7" style:family="paragraph" style:parent-style-name="Standard">
      <style:text-properties fo:font-weight="normal" officeooo:rsid="00074a7e" officeooo:paragraph-rsid="00074a7e" style:font-weight-asian="normal" style:font-weight-complex="normal"/>
    </style:style>
    <style:style style:name="P8" style:family="paragraph" style:parent-style-name="Standard">
      <style:text-properties officeooo:rsid="00074a7e" officeooo:paragraph-rsid="00074a7e"/>
    </style:style>
    <style:style style:name="T1" style:family="text">
      <style:text-properties officeooo:rsid="00073527"/>
    </style:style>
    <style:style style:name="T2" style:family="text">
      <style:text-properties officeooo:rsid="00074a7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4a7e" style:font-weight-asian="normal" style:font-weight-complex="normal"/>
    </style:style>
    <style:style style:name="T5" style:family="text">
      <style:text-properties officeooo:rsid="000814c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versidade Estácio de Sá - UNESA</text:p>
      <text:p text:style-name="P1">Relatório de Desenvolvimento do MUPA – <text:span text:style-name="T1">Mais Um Processador Aritmético</text:span></text:p>
      <text:p text:style-name="P8">Disciplina – Computação em Nuvem</text:p>
      <text:p text:style-name="P1">Integrantes:</text:p>
      <text:p text:style-name="P1"><text:tab/>Luca Pitanga de Souza– Matrícula: 202408152299</text:p>
      <text:p text:style-name="P1"><text:tab/>Andrei Segal Ortiz Oliveira– Matrícula: 202408152159</text:p>
      <text:p text:style-name="P1"/>
      <text:p text:style-name="P1">Tema: Um simples processador aritmético</text:p>
      <text:p text:style-name="P1"/>
      <text:p text:style-name="P1"/>
      <text:p text:style-name="P3">Introdução</text:p>
      <text:p text:style-name="P2"><text:tab/><text:span text:style-name="T1">O </text:span>MUPA <text:span text:style-name="T1">(Mais Um Processador Aritmético) é uma ferramenta serverless em nuvem que permite o processamento de expressões aritméticas através do envio ao servidor de um arquivo com as operações desejadas, e o recebimento dos resultados em outro arquivo.</text:span></text:p>
      <text:p text:style-name="P1"/>
      <text:p text:style-name="P3">Estrutura</text:p>
      <text:p text:style-name="P6">- Backend:</text:p>
      <text:p text:style-name="P6"><text:tab/>O processamento de dados foi feito principalmente em Python, desde o gerenciamento de arquivos à geração dos resultados finais.</text:p>
      <text:p text:style-name="P6"/>
      <text:p text:style-name="P6">- Frontend:</text:p>
      <text:p text:style-name="P6"><text:tab/>A parte de frontend é baseada em Flask, um pacote para Python que permite a criação de interfaces simples. <text:span text:style-name="T2">A função principal da interface é administrar o envio de arquivos entre cliente e servidor.</text:span></text:p>
      <text:p text:style-name="P1"/>
      <text:p text:style-name="P4">Uso</text:p>
      <text:p text:style-name="P4"><text:span text:style-name="T4">1 - Um arquivo .txt com as expressões aritméticas a serem resolvidas deve ser criado. Cada expressão deve ser apresentada em sua própria linha.</text:span></text:p>
      <text:p text:style-name="P4"><text:span text:style-name="T4"><text:tab/>E.x.:</text:span></text:p>
      <text:p text:style-name="P4"><text:span text:style-name="T4"><text:tab/><text:tab/>10+15</text:span></text:p>
      <text:p text:style-name="P4"><text:span text:style-name="T4"><text:tab/><text:tab/>20*18</text:span></text:p>
      <text:p text:style-name="P4"><text:span text:style-name="T4"><text:tab/><text:tab/>1+1</text:span></text:p>
      <text:p text:style-name="P4"><text:span text:style-name="T4"/></text:p>
      <text:p text:style-name="P5"><text:span text:style-name="T3">2 - O arquivo deve ser enviado ao servidor através da caixa de upload de arquivos, e em seguida, deve-se pressionar o botão “Processar”</text:span></text:p>
      <text:p text:style-name="P5"><text:span text:style-name="T3"/></text:p>
      <text:p text:style-name="P5"><text:span text:style-name="T3">3 – Assim que o processamento for concluído, o arquivo com os resultados estará disponível para download, com o resultado de cada expressão em sua respectiva linha.</text:span></text:p>
      <text:p text:style-name="P4"><text:span text:style-name="T4"><text:tab/>E.x.:</text:span></text:p>
      <text:p text:style-name="P4"><text:span text:style-name="T4"><text:tab/><text:tab/>25</text:span></text:p>
      <text:p text:style-name="P4"><text:span text:style-name="T4"><text:tab/><text:tab/>360</text:span></text:p>
      <text:p text:style-name="P4"><text:span text:style-name="T4"><text:tab/><text:tab/>2</text:span></text:p>
      <text:p text:style-name="P7"/>
      <text:p text:style-name="P3">Conclusão</text:p>
      <text:p text:style-name="P7">O MUPA é uma prova de conceito simples de uma aplicação serverless em nuvem, similar em conceito a ferramentas mais avançadas de processamento distribuído. Com um<text:span text:style-name="T5">a API mais robusta, processo mais automatizado e maior gama de cálculos possíveis, poderia facilmente servir como uma ferramenta útil para processar volumes grandes de dados sob demanda, como as ferramentas profissionai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8T10:00:35.429000000</dc:date>
    <meta:editing-duration>PT32M50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8" meta:word-count="276" meta:character-count="1784" meta:non-whitespace-character-count="1514"/>
  </office:meta>
</office:document-meta>
</file>